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D8000006DA5DAB43EAFBA9584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275cm"/>
        </style:tab-stops>
      </style:paragraph-properties>
    </style:style>
    <style:style style:name="P2" style:family="paragraph" style:parent-style-name="RU5_20_Title">
      <style:text-properties fo:language="en" fo:country="US"/>
    </style:style>
    <style:style style:name="P3" style:family="paragraph" style:parent-style-name="RU3_20_Academic_20_year">
      <style:paragraph-properties fo:margin-top="0cm" fo:margin-bottom="0cm" loext:contextual-spacing="false"/>
    </style:style>
    <style:style style:name="P4" style:family="paragraph" style:parent-style-name="RU3_20_Academic_20_year">
      <style:paragraph-properties fo:margin-top="0cm" fo:margin-bottom="0cm" loext:contextual-spacing="false"/>
      <style:text-properties fo:language="en" fo:country="US"/>
    </style:style>
    <style:style style:name="P5" style:family="paragraph" style:parent-style-name="RU4_20_Date">
      <style:paragraph-properties fo:margin-top="0cm" fo:margin-bottom="0cm" loext:contextual-spacing="false"/>
      <style:text-properties officeooo:rsid="00092389" officeooo:paragraph-rsid="00092389"/>
    </style:style>
    <style:style style:name="P6" style:family="paragraph" style:parent-style-name="RU7_20_Name_20__28_title_20_2_20_lines_29_">
      <style:text-properties fo:language="en" fo:country="US"/>
    </style:style>
    <style:style style:name="P7" style:family="paragraph" style:parent-style-name="RU7_20_Name_20__28_title_20_2_20_lines_29_">
      <style:paragraph-properties fo:margin-top="0cm" fo:margin-bottom="0cm" loext:contextual-spacing="true"/>
      <style:text-properties fo:language="en" fo:country="US"/>
    </style:style>
    <style:style style:name="P8" style:family="paragraph" style:parent-style-name="RU7_20_Name_20__28_title_20_2_20_lines_29_">
      <style:paragraph-properties fo:margin-top="0cm" fo:margin-bottom="0cm" loext:contextual-spacing="true"/>
      <style:text-properties fo:language="en" fo:country="US" officeooo:rsid="000c5fb4"/>
    </style:style>
    <style:style style:name="P9" style:family="paragraph" style:parent-style-name="Heading_20_1">
      <style:text-properties fo:language="en" fo:country="US" officeooo:rsid="0010470b" officeooo:paragraph-rsid="0010470b"/>
    </style:style>
    <style:style style:name="P10" style:family="paragraph" style:parent-style-name="Heading_20_1">
      <style:paragraph-properties fo:break-before="page"/>
      <style:text-properties fo:language="en" fo:country="US" officeooo:paragraph-rsid="000fd9ef"/>
    </style:style>
    <style:style style:name="P11" style:family="paragraph" style:parent-style-name="RU6_20_Subtitle">
      <style:text-properties fo:language="en" fo:country="US" fo:font-weight="bold" officeooo:rsid="00096ad0" officeooo:paragraph-rsid="00096ad0" style:font-weight-asian="bold" style:font-weight-complex="bold"/>
    </style:style>
    <style:style style:name="P12" style:family="paragraph" style:parent-style-name="RU6_20_Subtitle">
      <style:text-properties fo:font-size="18pt" officeooo:rsid="00096ad0" officeooo:paragraph-rsid="000f44b6" style:font-size-asian="18pt" style:font-size-complex="18pt"/>
    </style:style>
    <style:style style:name="P13" style:family="paragraph" style:parent-style-name="RU2_20_Study">
      <style:text-properties fo:language="en" fo:country="US" officeooo:rsid="00092389" officeooo:paragraph-rsid="00092389"/>
    </style:style>
    <style:style style:name="P14" style:family="paragraph" style:parent-style-name="RU1_20_Faculty" style:master-page-name="First_20_Page">
      <style:paragraph-properties style:page-number="auto"/>
    </style:style>
    <style:style style:name="P15" style:family="paragraph" style:parent-style-name="Heading_20_1">
      <style:paragraph-properties fo:break-before="page"/>
      <style:text-properties fo:language="en" fo:country="US" officeooo:rsid="0010470b" officeooo:paragraph-rsid="0010470b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92389"/>
    </style:style>
    <style:style style:name="T3" style:family="text">
      <style:text-properties style:text-position="super 58%" fo:language="en" fo:country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Faculty </text:span><text:span text:style-name="T2">of Social Sciences</text:span></text:p>
      <text:p text:style-name="P13">Artificial Intelligence</text:p>
      <text:p text:style-name="P4"/>
      <text:p text:style-name="P3"><text:span text:style-name="T1">Academic year 20</text:span><text:span text:style-name="T2">18</text:span><text:span text:style-name="T1">-20</text:span><text:bookmark text:name="_GoBack"/><text:span text:style-name="T2">19</text:span></text:p>
      <text:p text:style-name="P5"><text:span text:style-name="T1">29</text:span><text:span text:style-name="T3">th</text:span><text:span text:style-name="T1"> of March 2019</text:span></text:p>
      <text:p text:style-name="P2"/>
      <text:p text:style-name="P11">Capita Selecta</text:p>
      <text:p text:style-name="P12">Assessing the need for biological plausibility in cognitive modelling: a focus on basal ganglia without segregated pathways</text:p>
      <text:p text:style-name="P7"/>
      <text:p text:style-name="P7"/>
      <text:p text:style-name="P8">Hugo Chateau-Laurent</text:p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/text:p>
      <text:p text:style-name="P15">Implementation</text:p>
      <text:p text:style-name="P9">Simulations</text:p>
      <text:p text:style-name="P9">Appendices</text:p>
      <text:p text:style-name="P10"/>
      <text:p text:style-name="P6"/>
      <text:p text:style-name="P6"/>
      <text:p text:style-name="P6"/>
      <text:p text:style-name="P6"/>
      <text:p text:style-name="RU7_20_Name_20__28_title_20_2_20_lines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Regular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nl" fo:country="NL" style:letter-kerning="true" style:font-name-asian="MS Mincho" style:font-size-asian="10pt" style:language-asian="nl" style:country-asian="NL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nl" fo:country="NL" style:letter-kerning="true" style:font-name-asian="MS Mincho" style:font-size-asian="10pt" style:language-asian="nl" style:country-asian="NL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23cm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ja" style:country-asian="JP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5_20_Title" style:display-name="RU5 Title" style:family="paragraph" style:parent-style-name="Standard" style:default-outline-level="">
      <style:paragraph-properties fo:margin-top="0cm" fo:margin-bottom="0cm" loext:contextual-spacing="true" fo:line-height="1.058cm"/>
      <style:text-properties fo:font-size="25pt" fo:font-weight="bold" style:font-size-asian="25pt" style:font-weight-asian="bold" style:font-size-complex="25pt"/>
    </style:style>
    <style:style style:name="RU6_20_Subtitle" style:display-name="RU6 Subtitle" style:family="paragraph" style:parent-style-name="Standard" style:default-outline-level="">
      <style:paragraph-properties fo:margin-top="0cm" fo:margin-bottom="0cm" loext:contextual-spacing="true" fo:line-height="1.058cm"/>
      <style:text-properties fo:font-size="25pt" style:font-size-asian="25pt" style:font-size-complex="25pt"/>
    </style:style>
    <style:style style:name="RU1_20_Faculty" style:display-name="RU1 Faculty" style:family="paragraph" style:parent-style-name="Standard" style:default-outline-level="">
      <style:paragraph-properties fo:margin-top="0cm" fo:margin-bottom="0cm" loext:contextual-spacing="true" fo:line-height="0.529cm"/>
      <style:text-properties fo:font-size="13pt" fo:font-weight="bold" style:font-size-asian="13pt" style:font-weight-asian="bold" style:font-size-complex="13pt"/>
    </style:style>
    <style:style style:name="RU2_20_Study" style:display-name="RU2 Study" style:family="paragraph" style:parent-style-name="Standard" style:default-outline-level="">
      <style:paragraph-properties fo:margin-top="0cm" fo:margin-bottom="0cm" loext:contextual-spacing="true" fo:line-height="0.529cm"/>
      <style:text-properties fo:font-size="13pt" style:font-size-asian="13pt" style:font-size-complex="13pt"/>
    </style:style>
    <style:style style:name="RU3_20_Academic_20_year" style:display-name="RU3 Academic year" style:family="paragraph" style:parent-style-name="Standard" style:default-outline-level="">
      <style:paragraph-properties fo:margin-top="0.917cm" fo:margin-bottom="0cm" loext:contextual-spacing="false" fo:line-height="0.529cm"/>
      <style:text-properties fo:font-size="11pt" style:font-size-asian="11pt" style:font-size-complex="11pt"/>
    </style:style>
    <style:style style:name="RU4_20_Date" style:display-name="RU4 Date" style:family="paragraph" style:parent-style-name="Standard" style:default-outline-level="">
      <style:paragraph-properties fo:margin-top="0cm" fo:margin-bottom="2.117cm" loext:contextual-spacing="false" fo:line-height="0.529cm"/>
      <style:text-properties fo:font-size="11pt" style:font-size-asian="11pt" style:font-size-complex="11pt"/>
    </style:style>
    <style:style style:name="RU7_20_Name_20__28_title_20_2_20_lines_29_" style:display-name="RU7 Name (title 2 lines)" style:family="paragraph" style:parent-style-name="Standard" style:auto-update="true" style:default-outline-level="">
      <style:paragraph-properties fo:margin-top="2.469cm" fo:margin-bottom="0cm" loext:contextual-spacing="true" fo:line-height="0.706cm"/>
      <style:text-properties fo:font-size="15pt" style:font-size-asian="15pt" style:font-size-complex="15pt"/>
    </style:style>
    <style:style style:name="RU8_20_Naam_20__28_title_20_3_20_lines_29_" style:display-name="RU8 Naam (title 3 lines)" style:family="paragraph" style:parent-style-name="RU7_20_Name_20__28_title_20_2_20_lines_29_" style:default-outline-level="">
      <style:paragraph-properties fo:margin-top="1.411cm" fo:margin-bottom="0cm" loext:contextual-spacing="true"/>
    </style:style>
    <style:style style:name="Heading_20_1" style:display-name="Heading 1" style:family="paragraph" style:parent-style-name="Heading" style:class="text">
      <style:text-properties style:font-name="Arial1" fo:font-family="Arial" style:font-style-name="Regular" style:font-family-generic="swiss" fo:font-size="18pt" fo:language="en" fo:country="GB"/>
    </style:style>
    <style:style style:name="Default_20_Paragraph_20_Font" style:display-name="Default Paragraph Font" style:family="text"/>
    <style:style style:name="Koptekst_20_Char" style:display-name="Koptekst Char" style:family="text" style:parent-style-name="Default_20_Paragraph_20_Font"/>
    <style:style style:name="Voettekst_20_Char" style:display-name="Voettekst Char" style:family="text" style:parent-style-name="Default_20_Paragraph_20_Font"/>
    <style:style style:name="Ballontekst_20_Char" style:display-name="Ballonteks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275cm"/>
        </style:tab-stops>
      </style:paragraph-properties>
    </style:style>
    <style:style style:name="MP2" style:family="paragraph">
      <loext:graphic-properties draw:fill="none"/>
      <style:paragraph-properties fo:text-align="center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2.501cm" fo:margin-left="2cm" fo:margin-right="2cm" style:writing-mode="lr-tb" style:layout-grid-color="#c0c0c0" style:layout-grid-lines="42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01cm" fo:margin-left="0cm" fo:margin-right="0cm" fo:margin-bottom="2.40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First_20_Page" style:display-name="First Page" style:page-layout-name="Mpm1" style:next-style-name="Standard">
      <style:header>
        <text:p text:style-name="Header"><draw:frame text:anchor-type="char" draw:z-index="0" draw:style-name="Mgr1" draw:text-style-name="MP2" svg:width="21.044cm" svg:height="29.763cm" svg:x="-1.998cm" svg:y="-0.025cm"><draw:image xlink:href="Pictures/10000000000004D8000006DA5DAB43EAFBA9584F.jp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560141</meta:initial-creator>
    <meta:editing-cycles>10</meta:editing-cycles>
    <meta:print-date>2015-12-15T12:52:00</meta:print-date>
    <meta:creation-date>2015-12-15T12:46:00</meta:creation-date>
    <dc:date>2019-03-29T16:06:26.873788234</dc:date>
    <meta:editing-duration>PT15M8S</meta:editing-duration>
    <meta:generator>LibreOffice/5.1.6.2$Linux_X86_64 LibreOffice_project/10m0$Build-2</meta:generator>
    <meta:document-statistic meta:table-count="0" meta:image-count="0" meta:object-count="0" meta:page-count="4" meta:paragraph-count="10" meta:word-count="37" meta:character-count="282" meta:non-whitespace-character-count="255"/>
    <meta:user-defined meta:name="AppVersion">12.0000</meta:user-defined>
    <meta:user-defined meta:name="Company">Nies &amp; Partne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u_sjabloon_reader_engels" xlink:href=""/>
  </office:meta>
</office:document-meta>
</file>